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automatic-styles>
    <style:style style:name="Table1" style:family="table">
      <style:table-properties style:width="10.0326in" fo:margin-top="0in" fo:margin-bottom="0in" table:align="center" style:writing-mode="lr-tb"/>
    </style:style>
    <style:style style:name="Table1.A" style:family="table-column">
      <style:table-column-properties style:column-width="1.2688in"/>
    </style:style>
    <style:style style:name="Table1.B" style:family="table-column">
      <style:table-column-properties style:column-width="0.7847in"/>
    </style:style>
    <style:style style:name="Table1.C" style:family="table-column">
      <style:table-column-properties style:column-width="0.8174in"/>
    </style:style>
    <style:style style:name="Table1.D" style:family="table-column">
      <style:table-column-properties style:column-width="0.9201in"/>
    </style:style>
    <style:style style:name="Table1.E" style:family="table-column">
      <style:table-column-properties style:column-width="1.3285in"/>
    </style:style>
    <style:style style:name="Table1.F" style:family="table-column">
      <style:table-column-properties style:column-width="1.4757in"/>
    </style:style>
    <style:style style:name="Table1.G" style:family="table-column">
      <style:table-column-properties style:column-width="1.0833in"/>
    </style:style>
    <style:style style:name="Table1.H" style:family="table-column">
      <style:table-column-properties style:column-width="0.984in"/>
    </style:style>
    <style:style style:name="Table1.I" style:family="table-column">
      <style:table-column-properties style:column-width="1.3701in"/>
    </style:style>
    <style:style style:name="Table1.1" style:family="table-row">
      <style:table-row-properties style:min-row-height="0.1965in" fo:keep-together="auto"/>
    </style:style>
    <style:style style:name="Table1.A1"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1pt solid #000001">
        <style:background-image/>
      </style:table-cell-properties>
    </style:style>
    <style:style style:name="Table1.C1" style:family="table-cell">
      <style:table-cell-properties style:vertical-align="middle" fo:padding-left="0.0556in" fo:padding-right="0.0694in" fo:padding-top="0.0694in" fo:padding-bottom="0.0694in" fo:border="1.5pt solid #000000"/>
    </style:style>
    <style:style style:name="Table1.C2" style:family="table-cell">
      <style:table-cell-properties style:vertical-align="middle" fo:background-color="transparent" fo:padding-left="0.0556in" fo:padding-right="0.0694in" fo:padding-top="0.0694in" fo:padding-bottom="0.0694in" fo:border="1.5pt solid #000000">
        <style:background-image/>
      </style:table-cell-properties>
    </style:style>
    <style:style style:name="Table1.G2" style:family="table-cell">
      <style:table-cell-properties style:vertical-align="middle" fo:padding-left="0.0556in" fo:padding-right="0.0694in" fo:padding-top="0.0694in" fo:padding-bottom="0.0694in" fo:border="1.5pt solid #000000"/>
    </style:style>
    <style:style style:name="Table1.H2" style:family="table-cell">
      <style:table-cell-properties style:vertical-align="middle" fo:padding-left="0.0556in" fo:padding-right="0.0694in" fo:padding-top="0.0694in" fo:padding-bottom="0.0694in" fo:border="1.5pt solid #000000"/>
    </style:style>
    <style:style style:name="Table1.3" style:family="table-row">
      <style:table-row-properties style:min-row-height="0.3938in" fo:keep-together="auto"/>
    </style:style>
    <style:style style:name="Table1.C3"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1.5pt solid #000000">
        <style:background-image/>
      </style:table-cell-properties>
    </style:style>
    <style:style style:name="Table1.D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E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F3" style:family="table-cell">
      <style:table-cell-properties style:vertical-align="middle" fo:padding-left="0.0556in" fo:padding-right="0.0694in" fo:padding-top="0.0694in" fo:padding-bottom="0.0694in" fo:border-left="0.5pt solid #000000" fo:border-right="1.5pt solid #000000" fo:border-top="1pt solid #000001" fo:border-bottom="1.5pt solid #000000"/>
    </style:style>
    <style:style style:name="Table1.G3" style:family="table-cell">
      <style:table-cell-properties style:vertical-align="middle" fo:padding-left="0.0556in" fo:padding-right="0.0694in" fo:padding-top="0.0694in" fo:padding-bottom="0.0694in" fo:border-left="1.5pt solid #000000" fo:border-right="1.5pt solid #000000" fo:border-top="1pt solid #000001" fo:border-bottom="1.5pt solid #000000"/>
    </style:style>
    <style:style style:name="Table1.H3" style:family="table-cell">
      <style:table-cell-properties style:vertical-align="middle" fo:padding-left="0.0556in" fo:padding-right="0.0694in" fo:padding-top="0.0694in" fo:padding-bottom="0.0694in" fo:border-left="1.5pt solid #000000" fo:border-right="0.5pt solid #000000" fo:border-top="1.5pt solid #000000" fo:border-bottom="1.5pt solid #000000"/>
    </style:style>
    <style:style style:name="Table1.I3" style:family="table-cell">
      <style:table-cell-properties style:vertical-align="middle" fo:padding-left="0.0556in" fo:padding-right="0.0694in" fo:padding-top="0.0694in" fo:padding-bottom="0.0694in" fo:border-left="0.5pt solid #000000" fo:border-right="1.5pt solid #000000" fo:border-top="1.5pt solid #000000" fo:border-bottom="1.5pt solid #000000"/>
    </style:style>
    <style:style style:name="Table1.4" style:family="table-row">
      <style:table-row-properties style:min-row-height="0.3583in" fo:keep-together="auto"/>
    </style:style>
    <style:style style:name="Table1.A4"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C4"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D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E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F4" style:family="table-cell">
      <style:table-cell-properties style:vertical-align="middle" fo:padding-left="0.0556in" fo:padding-right="0.0694in" fo:padding-top="0.0694in" fo:padding-bottom="0.0694in" fo:border-left="0.5pt solid #000000" fo:border-right="1.5pt solid #000000" fo:border-top="1.5pt solid #000000" fo:border-bottom="0.5pt solid #000000"/>
    </style:style>
    <style:style style:name="Table1.G4" style:family="table-cell">
      <style:table-cell-properties style:vertical-align="middle" fo:background-color="#bfbfbf"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H4" style:family="table-cell">
      <style:table-cell-properties style:vertical-align="middle" fo:background-color="#bfbfbf"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I4" style:family="table-cell">
      <style:table-cell-properties style:vertical-align="middle" fo:background-color="#bfbfbf" fo:padding-left="0.0556in" fo:padding-right="0.0694in" fo:padding-top="0.0694in" fo:padding-bottom="0.0694in" fo:border-left="0.5pt solid #000000" fo:border-right="1.5pt solid #000000" fo:border-top="1.5pt solid #000000" fo:border-bottom="0.5pt solid #000000">
        <style:background-image/>
      </style:table-cell-properties>
    </style:style>
    <style:style style:name="Table1.A5"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C5"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D5" style:family="table-cell">
      <style:table-cell-properties style:vertical-align="middle" fo:padding-left="0.0556in" fo:padding-right="0.0694in" fo:padding-top="0.0694in" fo:padding-bottom="0.0694in" fo:border="0.5pt solid #000000"/>
    </style:style>
    <style:style style:name="Table1.E5" style:family="table-cell">
      <style:table-cell-properties style:vertical-align="middle" fo:padding-left="0.0556in" fo:padding-right="0.0694in" fo:padding-top="0.0694in" fo:padding-bottom="0.0694in" fo:border="0.5pt solid #000000"/>
    </style:style>
    <style:style style:name="Table1.F5"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5"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H5"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I5"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0.5pt solid #000000">
        <style:background-image/>
      </style:table-cell-properties>
    </style:style>
    <style:style style:name="Table1.D6" style:family="table-cell">
      <style:table-cell-properties style:vertical-align="middle" fo:padding-left="0.0556in" fo:padding-right="0.0694in" fo:padding-top="0.0694in" fo:padding-bottom="0.0694in" fo:border="0.5pt solid #000000"/>
    </style:style>
    <style:style style:name="Table1.E6" style:family="table-cell">
      <style:table-cell-properties style:vertical-align="middle" fo:padding-left="0.0556in" fo:padding-right="0.0694in" fo:padding-top="0.0694in" fo:padding-bottom="0.0694in" fo:border="0.5pt solid #000000"/>
    </style:style>
    <style:style style:name="Table1.F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6"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6"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7" style:family="table-cell">
      <style:table-cell-properties style:vertical-align="middle" fo:padding-left="0.0556in" fo:padding-right="0.0694in" fo:padding-top="0.0694in" fo:padding-bottom="0.0694in" fo:border="0.5pt solid #000000"/>
    </style:style>
    <style:style style:name="Table1.E7" style:family="table-cell">
      <style:table-cell-properties style:vertical-align="middle" fo:padding-left="0.0556in" fo:padding-right="0.0694in" fo:padding-top="0.0694in" fo:padding-bottom="0.0694in" fo:border="0.5pt solid #000000"/>
    </style:style>
    <style:style style:name="Table1.F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7"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7"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8" style:family="table-cell">
      <style:table-cell-properties style:vertical-align="middle" fo:padding-left="0.0556in" fo:padding-right="0.0694in" fo:padding-top="0.0694in" fo:padding-bottom="0.0694in" fo:border="0.5pt solid #000000"/>
    </style:style>
    <style:style style:name="Table1.E8" style:family="table-cell">
      <style:table-cell-properties style:vertical-align="middle" fo:padding-left="0.0556in" fo:padding-right="0.0694in" fo:padding-top="0.0694in" fo:padding-bottom="0.0694in" fo:border="0.5pt solid #000000"/>
    </style:style>
    <style:style style:name="Table1.F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8"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8"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9" style:family="table-cell">
      <style:table-cell-properties style:vertical-align="middle" fo:padding-left="0.0556in" fo:padding-right="0.0694in" fo:padding-top="0.0694in" fo:padding-bottom="0.0694in" fo:border="0.5pt solid #000000"/>
    </style:style>
    <style:style style:name="Table1.E9" style:family="table-cell">
      <style:table-cell-properties style:vertical-align="middle" fo:padding-left="0.0556in" fo:padding-right="0.0694in" fo:padding-top="0.0694in" fo:padding-bottom="0.0694in" fo:border="0.5pt solid #000000"/>
    </style:style>
    <style:style style:name="Table1.F9"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A10"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C10"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D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E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F10" style:family="table-cell">
      <style:table-cell-properties style:vertical-align="middle" fo:padding-left="0.0556in" fo:padding-right="0.0694in" fo:padding-top="0.0694in" fo:padding-bottom="0.0694in" fo:border-left="0.5pt solid #000000" fo:border-right="1.5pt solid #000000" fo:border-top="0.5pt solid #000000" fo:border-bottom="1.5pt solid #000000"/>
    </style:style>
    <style:style style:name="Table1.G10"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H10"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I10"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1.5pt solid #000000">
        <style:background-image/>
      </style:table-cell-properties>
    </style:style>
    <style:style style:name="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style style:name="P2" style:family="paragraph" style:parent-style-name="Normal0">
      <style:paragraph-properties fo:margin-top="0in" fo:margin-bottom="0.139in" loext:contextual-spacing="false" fo:text-align="center" style:justify-single-word="false" fo:orphans="0" fo:widows="0"/>
      <style:text-properties fo:color="#00000a" fo:font-size="12pt" fo:font-weight="bold" style:font-size-asian="12pt" style:font-weight-asian="bold" style:font-size-complex="12pt" style:font-weight-complex="bold"/>
    </style:style>
    <style:style style:name="P3" style:family="paragraph" style:parent-style-name="Normal0">
      <style:paragraph-properties fo:margin-top="0in" fo:margin-bottom="0.139in" loext:contextual-spacing="false" fo:text-align="center" style:justify-single-word="false" fo:orphans="0" fo:widows="0"/>
      <style:text-properties fo:color="#00000a" style:font-name="Arial" fo:font-size="12pt" fo:font-weight="bold" style:font-size-asian="12pt" style:font-weight-asian="bold" style:font-name-complex="Arial1" style:font-size-complex="12pt" style:font-weight-complex="bold"/>
    </style:style>
    <style:style style:name="P4" style:family="paragraph" style:parent-style-name="Normal0">
      <style:paragraph-properties fo:margin-top="0in" fo:margin-bottom="0.139in" loext:contextual-spacing="false" fo:text-align="center" style:justify-single-word="false" fo:orphans="0" fo:widows="0"/>
      <style:text-properties fo:color="#00000a" style:font-name="Arial" fo:font-size="22pt" fo:font-weight="bold" style:font-size-asian="22pt" style:font-weight-asian="bold" style:font-name-complex="Arial1" style:font-size-complex="22pt" style:font-weight-complex="bold"/>
    </style:style>
    <style:style style:name="P5" style:family="paragraph" style:parent-style-name="Normal0">
      <style:paragraph-properties fo:margin-top="0in" fo:margin-bottom="0.139in" loext:contextual-spacing="false" fo:text-align="center" style:justify-single-word="false" fo:orphans="0" fo:widows="0"/>
      <style:text-properties fo:color="#00000a" style:font-name="Courier New" fo:font-size="22pt" fo:font-weight="bold" style:font-size-asian="22pt" style:font-weight-asian="bold" style:font-name-complex="Courier New2" style:font-size-complex="22pt" style:font-weight-complex="bold"/>
    </style:style>
    <style:style style:name="P6"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20pt" style:font-size-asian="20pt" style:font-name-complex="Arial1" style:font-size-complex="20pt"/>
    </style:style>
    <style:style style:name="P7" style:family="paragraph" style:parent-style-name="Normal0">
      <style:paragraph-properties fo:margin-top="0in" fo:margin-bottom="0in" loext:contextual-spacing="false" fo:line-height="100%" fo:orphans="0" fo:widows="0"/>
      <style:text-properties fo:color="#00000a" fo:font-size="20pt" fo:font-weight="bold" style:font-size-asian="20pt" style:font-weight-asian="bold" style:font-size-complex="20pt" style:font-weight-complex="bold"/>
    </style:style>
    <style:style style:name="P8" style:family="paragraph" style:parent-style-name="Normal0">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9"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ccfe9" officeooo:paragraph-rsid="000ebf09" style:font-style-asian="italic"/>
    </style:style>
    <style:style style:name="P10"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ebf09" officeooo:paragraph-rsid="000ebf09" style:font-style-asian="italic"/>
    </style:style>
    <style:style style:name="P11"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1ea96" officeooo:paragraph-rsid="0011ea96" style:font-style-asian="italic"/>
    </style:style>
    <style:style style:name="P12"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845e2" officeooo:paragraph-rsid="001845e2" style:font-style-asian="italic"/>
    </style:style>
    <style:style style:name="P13"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aa653" officeooo:paragraph-rsid="001aa653" style:font-style-asian="italic"/>
    </style:style>
    <style:style style:name="P14" style:family="paragraph" style:parent-style-name="Normal0">
      <style:paragraph-properties fo:margin-top="0in" fo:margin-bottom="0in" loext:contextual-spacing="false" fo:line-height="100%" fo:text-align="center" style:justify-single-word="false" fo:orphans="0" fo:widows="0"/>
      <style:text-properties fo:color="#00000a" fo:font-style="italic" fo:font-weight="bold" style:font-style-asian="italic" style:font-weight-asian="bold" style:font-weight-complex="bold"/>
    </style:style>
    <style:style style:name="P15" style:family="paragraph" style:parent-style-name="Normal0">
      <style:paragraph-properties fo:margin-top="0in" fo:margin-bottom="0in" loext:contextual-spacing="false" fo:line-height="100%" fo:text-align="center" style:justify-single-word="false" fo:orphans="0" fo:widows="0"/>
    </style:style>
    <style:style style:name="P16" style:family="paragraph" style:parent-style-name="Normal0">
      <style:paragraph-properties fo:margin-top="0in" fo:margin-bottom="0in" loext:contextual-spacing="false" fo:line-height="100%" fo:text-align="center" style:justify-single-word="false" fo:orphans="0" fo:widows="0"/>
      <style:text-properties fo:color="#ff0000" fo:font-style="italic" style:font-style-asian="italic"/>
    </style:style>
    <style:style style:name="P17" style:family="paragraph" style:parent-style-name="Normal0">
      <style:paragraph-properties fo:margin-top="0in" fo:margin-bottom="0in" loext:contextual-spacing="false" fo:line-height="100%" fo:text-align="center" style:justify-single-word="false" fo:orphans="0" fo:widows="0"/>
      <style:text-properties fo:font-style="italic" style:font-style-asian="italic"/>
    </style:style>
    <style:style style:name="P18" style:family="paragraph" style:parent-style-name="Preformatted_20_Text">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19" style:family="paragraph" style:parent-style-name="Normal0">
      <style:paragraph-properties fo:margin-top="0.0417in" fo:margin-bottom="0in" loext:contextual-spacing="false" fo:text-align="justify" style:justify-single-word="false" fo:orphans="0" fo:widows="0"/>
    </style:style>
    <style:style style:name="P20" style:family="paragraph" style:parent-style-name="Standard">
      <style:paragraph-properties fo:margin-top="0.0417in" fo:margin-bottom="0in" loext:contextual-spacing="false">
        <style:tab-stops>
          <style:tab-stop style:position="9.2382in"/>
        </style:tab-stops>
      </style:paragraph-properties>
    </style:style>
    <style:style style:name="P2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style>
    <style:style style:name="P2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23" style:family="paragraph" style:parent-style-name="Normal0">
      <style:paragraph-properties fo:margin-left="0in" fo:margin-right="0.2161in" fo:margin-top="0in" fo:margin-bottom="0in" loext:contextual-spacing="false" fo:orphans="0" fo:widows="0" fo:text-indent="0in" style:auto-text-indent="false"/>
      <style:text-properties fo:color="#00000a" fo:font-style="italic" style:font-style-asian="italic"/>
    </style:style>
    <style:style style:name="P2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2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fo:font-weight="bold" style:font-style-asian="italic" style:font-weight-asian="bold" style:font-weight-complex="bold"/>
    </style:style>
    <style:style style:name="P2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text-underline-style="solid" style:text-underline-width="auto" style:text-underline-color="font-color" style:font-style-asian="italic"/>
    </style:style>
    <style:style style:name="P27" style:family="paragraph" style:parent-style-name="Normal0">
      <style:paragraph-properties fo:margin-left="0in" fo:margin-right="0.2161in" fo:margin-top="0in" fo:margin-bottom="0in" loext:contextual-spacing="false" fo:text-align="center" style:justify-single-word="false" fo:orphans="0" fo:widows="0" fo:text-indent="0in" style:auto-text-indent="false"/>
      <style:text-properties fo:color="#00000a" style:font-name="Arial" fo:font-size="12pt" fo:font-weight="bold" style:font-size-asian="12pt" style:font-weight-asian="bold" style:font-name-complex="Arial1" style:font-size-complex="12pt" style:font-style-complex="italic" style:font-weight-complex="bold"/>
    </style:style>
    <style:style style:name="P2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2pt" fo:font-style="italic" style:font-size-asian="12pt" style:font-style-asian="italic" style:font-size-complex="12pt"/>
    </style:style>
    <style:style style:name="P2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style:style>
    <style:style style:name="P3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officeooo:paragraph-rsid="0015c113"/>
    </style:style>
    <style:style style:name="P3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officeooo:paragraph-rsid="00153baf"/>
    </style:style>
    <style:style style:name="P3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officeooo:paragraph-rsid="000a392d"/>
    </style:style>
    <style:style style:name="P3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8f482" officeooo:paragraph-rsid="001772b2" style:font-size-asian="11pt" style:font-style-asian="normal" style:font-size-complex="11pt" style:font-style-complex="normal"/>
    </style:style>
    <style:style style:name="P3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a392d" officeooo:paragraph-rsid="001772b2" style:font-size-asian="11pt" style:font-style-asian="normal" style:font-size-complex="11pt" style:font-style-complex="normal"/>
    </style:style>
    <style:style style:name="P3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a392d" officeooo:paragraph-rsid="000a392d" style:font-size-asian="11pt" style:font-style-asian="normal" style:font-size-complex="11pt" style:font-style-complex="normal"/>
    </style:style>
    <style:style style:name="P3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italic" style:font-size-asian="11pt" style:font-style-asian="italic" style:font-size-complex="11pt"/>
    </style:style>
    <style:style style:name="P3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9pt" fo:font-style="normal" officeooo:rsid="0008f482" officeooo:paragraph-rsid="0008f482" style:font-size-asian="9pt" style:font-style-asian="normal" style:font-size-complex="9pt" style:font-style-complex="normal"/>
    </style:style>
    <style:style style:name="P38"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39"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40"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font-style="italic" style:font-style-asian="italic"/>
    </style:style>
    <style:style style:name="P41"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style:font-size-asian="11pt" style:font-size-complex="11pt"/>
    </style:style>
    <style:style style:name="P42"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fo:font-style="italic" officeooo:paragraph-rsid="001772b2" style:font-size-asian="11pt" style:font-style-asian="italic" style:font-size-complex="11pt"/>
    </style:style>
    <style:style style:name="P43" style:family="paragraph" style:parent-style-name="Normal0" style:master-page-name="Standard">
      <style:paragraph-properties fo:margin-top="0in" fo:margin-bottom="0.139in" loext:contextual-spacing="false" fo:text-align="center" style:justify-single-word="false" fo:orphans="0" fo:widows="0" style:page-number="1"/>
      <style:text-properties fo:color="#00000a" fo:font-size="12pt" fo:font-weight="bold" style:font-size-asian="12pt" style:font-weight-asian="bold" style:font-size-complex="12pt" style:font-weight-complex="bold"/>
    </style:style>
    <style:style style:name="P44" style:family="paragraph" style:parent-style-name="Normal0" style:master-page-name="Converted1">
      <style:paragraph-properties fo:margin-top="0in" fo:margin-bottom="0in" loext:contextual-spacing="false" fo:text-align="center" style:justify-single-word="false" fo:orphans="0" fo:widows="0" style:page-number="1"/>
      <style:text-properties fo:color="#00000a" style:font-name="Arial" fo:font-size="12pt" fo:font-weight="bold" style:font-size-asian="12pt" style:font-weight-asian="bold" style:font-name-complex="Arial1" style:font-size-complex="12pt" style:font-style-complex="italic" style:font-weight-complex="bold"/>
    </style:style>
    <style:style style:name="P45" style:family="paragraph" style:parent-style-name="Normal0" style:list-style-name="WWNum3">
      <style:paragraph-properties fo:margin-top="0in" fo:margin-bottom="0in" loext:contextual-spacing="false" fo:text-align="justify" style:justify-single-word="false" fo:orphans="0" fo:widows="0"/>
      <style:text-properties fo:color="#00000a" fo:font-style="italic" style:font-style-asian="italic"/>
    </style:style>
    <style:style style:name="P46" style:family="paragraph" style:parent-style-name="Normal0" style:list-style-name="WWNum3">
      <style:paragraph-properties fo:margin-top="0in" fo:margin-bottom="0in" loext:contextual-spacing="false" fo:text-align="justify" style:justify-single-word="false" fo:orphans="0" fo:widows="0"/>
    </style:style>
    <style:style style:name="P47" style:family="paragraph" style:parent-style-name="Normal0" style:master-page-name="Converted2">
      <style:paragraph-properties fo:margin-left="0in" fo:margin-right="0.2161in" fo:margin-top="0in" fo:margin-bottom="0in" loext:contextual-spacing="false" fo:text-align="center" style:justify-single-word="false" fo:orphans="0" fo:widows="0" fo:text-indent="0in" style:auto-text-indent="false" style:page-number="1"/>
      <style:text-properties fo:color="#00000a" style:font-name="Arial" fo:font-size="12pt" fo:font-weight="bold" style:font-size-asian="12pt" style:font-weight-asian="bold" style:font-name-complex="Arial1" style:font-size-complex="12pt" style:font-style-complex="italic" style:font-weight-complex="bold"/>
    </style:style>
    <style:style style:name="P4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1pt" fo:font-style="normal" officeooo:rsid="001772b2" style:font-size-asian="9.60000038146973pt" style:font-style-asian="normal" style:font-size-complex="11pt" style:font-style-complex="normal"/>
    </style:style>
    <style:style style:name="P4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1pt" fo:font-style="normal" officeooo:rsid="0012b02c" style:font-size-asian="11pt" style:font-style-asian="normal" style:font-size-complex="11pt" style:font-style-complex="normal"/>
    </style:style>
    <style:style style:name="P5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2pt" fo:font-style="italic" style:font-size-asian="12pt" style:font-style-asian="italic" style:font-size-complex="12pt"/>
    </style:style>
    <style:style style:name="P5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5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8f482" style:font-size-asian="11pt" style:font-style-asian="normal" style:font-size-complex="11pt" style:font-style-complex="normal"/>
    </style:style>
    <style:style style:name="P5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b9609" officeooo:paragraph-rsid="000a392d" style:font-size-asian="11pt" style:font-style-asian="normal" style:font-size-complex="11pt" style:font-style-complex="normal"/>
    </style:style>
    <style:style style:name="P5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49391" style:font-size-asian="11pt" style:font-style-asian="normal" style:font-size-complex="11pt" style:font-style-complex="normal"/>
    </style:style>
    <style:style style:name="P5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53baf" style:font-size-asian="11pt" style:font-style-asian="normal" style:font-size-complex="11pt" style:font-style-complex="normal"/>
    </style:style>
    <style:style style:name="P5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c806e" style:font-size-asian="11pt" style:font-style-asian="normal" style:font-size-complex="11pt" style:font-style-complex="normal"/>
    </style:style>
    <style:style style:name="P5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style:font-size-asian="11pt" style:font-style-asian="normal" style:font-size-complex="11pt" style:font-style-complex="normal"/>
    </style:style>
    <style:style style:name="P5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9e1c0" officeooo:paragraph-rsid="0029e1c0" style:font-size-asian="11pt" style:font-style-asian="normal" style:font-size-complex="11pt" style:font-style-complex="normal"/>
    </style:style>
    <style:style style:name="P5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paragraph-rsid="002659a3" style:font-size-asian="11pt" style:font-style-asian="normal" style:font-size-complex="11pt"/>
    </style:style>
    <style:style style:name="P6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c7745" officeooo:paragraph-rsid="002c7745" style:font-size-asian="9.60000038146973pt" style:font-style-asian="normal" style:font-size-complex="11pt" style:font-style-complex="normal"/>
    </style:style>
    <style:style style:name="P6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italic" style:font-size-asian="11pt" style:font-style-asian="italic" style:font-size-complex="11pt"/>
    </style:style>
    <style:style style:name="P6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italic" officeooo:rsid="0022c8d5" officeooo:paragraph-rsid="0022c8d5" style:font-size-asian="11pt" style:font-style-asian="italic" style:font-size-complex="11pt"/>
    </style:style>
    <style:style style:name="P6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style>
    <style:style style:name="P6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officeooo:paragraph-rsid="002b97ba"/>
    </style:style>
    <style:style style:name="P65"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color="#00000a" fo:font-style="italic" style:font-style-asian="italic"/>
    </style:style>
    <style:style style:name="P66"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color="#00000a" fo:font-size="10.5pt" fo:font-style="italic" style:font-size-asian="10.5pt" style:font-style-asian="italic" style:font-size-complex="10.5pt"/>
    </style:style>
    <style:style style:name="P67"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font-style="italic" style:font-style-asian="italic"/>
    </style:style>
    <style:style style:name="P68"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fo:font-style="normal" officeooo:rsid="000a392d" officeooo:paragraph-rsid="001772b2" style:font-size-asian="11pt" style:font-style-asian="normal" style:font-size-complex="11pt" style:font-style-complex="normal"/>
    </style:style>
    <style:style style:name="P69" style:family="paragraph" style:parent-style-name="Normal0" style:list-style-name="WWNum4">
      <style:paragraph-properties fo:margin-left="0.5in" fo:margin-right="0.2161in" fo:margin-top="0in" fo:margin-bottom="0in" loext:contextual-spacing="false" fo:line-height="150%" fo:orphans="0" fo:widows="0" fo:text-indent="-0.25in" style:auto-text-indent="false"/>
    </style:style>
    <style:style style:name="T1" style:family="text">
      <style:text-properties fo:color="#00000a" fo:font-style="italic" fo:font-weight="bold" style:font-style-asian="italic" style:font-weight-asian="bold" style:font-weight-complex="bold"/>
    </style:style>
    <style:style style:name="T2" style:family="text">
      <style:text-properties fo:color="#00000a" fo:font-style="italic" style:font-style-asian="italic"/>
    </style:style>
    <style:style style:name="T3" style:family="text">
      <style:text-properties fo:color="#00000a" style:text-position="super 58%" fo:font-style="italic" style:font-style-asian="italic"/>
    </style:style>
    <style:style style:name="T4" style:family="text">
      <style:text-properties fo:color="#00000a" fo:font-size="9pt" fo:font-style="italic" style:font-size-asian="9pt" style:font-style-asian="italic" style:font-size-complex="9pt"/>
    </style:style>
    <style:style style:name="T5" style:family="text">
      <style:text-properties fo:color="#00000a" fo:font-size="11pt" fo:font-style="italic" style:font-size-asian="9.60000038146973pt" style:font-style-asian="italic" style:font-size-complex="11pt"/>
    </style:style>
    <style:style style:name="T6" style:family="text">
      <style:text-properties fo:color="#ff0000" fo:font-style="italic" style:font-style-asian="italic"/>
    </style:style>
    <style:style style:name="T7" style:family="text">
      <style:text-properties fo:font-style="italic" style:font-style-asian="italic"/>
    </style:style>
    <style:style style:name="T8" style:family="text">
      <style:text-properties fo:font-style="italic" officeooo:rsid="0008f482" style:font-style-asian="italic"/>
    </style:style>
    <style:style style:name="T9" style:family="text">
      <style:text-properties fo:font-style="italic" fo:font-weight="bold" style:font-style-asian="italic" style:font-weight-asian="bold" style:font-weight-complex="bold"/>
    </style:style>
    <style:style style:name="T10" style:family="text">
      <style:text-properties officeooo:rsid="0012b02c"/>
    </style:style>
    <style:style style:name="T11" style:family="text">
      <style:text-properties fo:font-style="normal" style:font-style-asian="normal" style:font-style-complex="normal"/>
    </style:style>
    <style:style style:name="T12" style:family="text">
      <style:text-properties fo:font-style="normal" officeooo:rsid="001772b2" style:font-style-asian="normal" style:font-style-complex="normal"/>
    </style:style>
    <style:style style:name="T13" style:family="text">
      <style:text-properties fo:font-style="normal" officeooo:rsid="0008f482" style:font-style-asian="normal" style:font-style-complex="normal"/>
    </style:style>
    <style:style style:name="T14" style:family="text">
      <style:text-properties fo:font-style="normal" officeooo:rsid="000b5b51" style:font-style-asian="normal" style:font-style-complex="normal"/>
    </style:style>
    <style:style style:name="T15" style:family="text">
      <style:text-properties fo:font-style="normal" officeooo:rsid="00205fae" style:font-style-asian="normal" style:font-style-complex="normal"/>
    </style:style>
    <style:style style:name="T16" style:family="text">
      <style:text-properties fo:font-style="normal" officeooo:rsid="002098f1" style:font-style-asian="normal" style:font-style-complex="normal"/>
    </style:style>
    <style:style style:name="T17" style:family="text">
      <style:text-properties fo:font-style="normal" officeooo:rsid="0021516a" style:font-style-asian="normal" style:font-style-complex="normal"/>
    </style:style>
    <style:style style:name="T18" style:family="text">
      <style:text-properties fo:font-style="normal" officeooo:rsid="00223ab7" style:font-style-asian="normal" style:font-style-complex="normal"/>
    </style:style>
    <style:style style:name="T19" style:family="text">
      <style:text-properties fo:font-style="normal" officeooo:rsid="0022c8d5" style:font-style-asian="normal" style:font-style-complex="normal"/>
    </style:style>
    <style:style style:name="T20" style:family="text">
      <style:text-properties fo:font-style="normal" fo:font-weight="bold" officeooo:rsid="001c806e" style:font-style-asian="normal" style:font-weight-asian="bold" style:font-style-complex="normal" style:font-weight-complex="bold"/>
    </style:style>
    <style:style style:name="T21" style:family="text">
      <style:text-properties fo:font-size="11pt" fo:font-style="normal" officeooo:rsid="0012b02c" style:font-size-asian="11pt" style:font-style-asian="normal" style:font-size-complex="11pt" style:font-style-complex="normal"/>
    </style:style>
    <style:style style:name="T22" style:family="text">
      <style:text-properties fo:font-size="11pt" fo:font-style="normal" officeooo:rsid="00149391" style:font-size-asian="11pt" style:font-style-asian="normal" style:font-size-complex="11pt" style:font-style-complex="normal"/>
    </style:style>
    <style:style style:name="T23" style:family="text">
      <style:text-properties fo:font-size="11pt" fo:font-style="normal" officeooo:rsid="0015492b" style:font-size-asian="11pt" style:font-style-asian="normal" style:font-size-complex="11pt" style:font-style-complex="normal"/>
    </style:style>
    <style:style style:name="T24" style:family="text">
      <style:text-properties fo:font-size="11pt" fo:font-style="normal" officeooo:rsid="00153baf" style:font-size-asian="11pt" style:font-style-asian="normal" style:font-size-complex="11pt" style:font-style-complex="normal"/>
    </style:style>
    <style:style style:name="T25" style:family="text">
      <style:text-properties fo:font-size="11pt" fo:font-style="normal" officeooo:rsid="000a392d" style:font-size-asian="11pt" style:font-style-asian="normal" style:font-size-complex="11pt" style:font-style-complex="normal"/>
    </style:style>
    <style:style style:name="T26" style:family="text">
      <style:text-properties fo:font-size="11pt" fo:font-style="normal" officeooo:rsid="001b9609" style:font-size-asian="11pt" style:font-style-asian="normal" style:font-size-complex="11pt" style:font-style-complex="normal"/>
    </style:style>
    <style:style style:name="T27" style:family="text">
      <style:text-properties fo:font-size="9pt" fo:font-style="italic" style:font-size-asian="9pt" style:font-style-asian="italic" style:font-size-complex="9pt"/>
    </style:style>
    <style:style style:name="T28" style:family="text">
      <style:text-properties fo:color="#2a6099" fo:font-size="11pt" fo:font-style="normal" officeooo:rsid="0015c113" style:font-size-asian="11pt" style:font-style-asian="normal" style:font-size-complex="11pt" style:font-style-complex="normal"/>
    </style:style>
    <style:style style:name="T29" style:family="text">
      <style:text-properties fo:color="#2a6099" fo:font-size="11pt" fo:font-style="normal" officeooo:rsid="001772b2" style:font-size-asian="11pt" style:font-style-asian="normal" style:font-size-complex="11pt" style:font-style-complex="normal"/>
    </style:style>
    <style:style style:name="T30" style:family="text">
      <style:text-properties fo:color="#2a6099" fo:font-size="11pt" fo:font-style="normal" officeooo:rsid="001c806e" style:font-size-asian="11pt" style:font-style-asian="normal" style:font-size-complex="11pt" style:font-style-complex="normal"/>
    </style:style>
    <style:style style:name="T31" style:family="text">
      <style:text-properties fo:color="#2a6099" fo:font-size="11pt" fo:font-style="normal" officeooo:rsid="00205fae" style:font-size-asian="11pt" style:font-style-asian="normal" style:font-size-complex="11pt" style:font-style-complex="normal"/>
    </style:style>
    <style:style style:name="T32" style:family="text">
      <style:text-properties fo:color="#2a6099" fo:font-size="11pt" fo:font-style="normal" officeooo:rsid="002098f1" style:font-size-asian="11pt" style:font-style-asian="normal" style:font-size-complex="11pt" style:font-style-complex="normal"/>
    </style:style>
    <style:style style:name="T33" style:family="text">
      <style:text-properties fo:color="#2a6099" fo:font-size="11pt" fo:font-style="normal" officeooo:rsid="0021516a" style:font-size-asian="11pt" style:font-style-asian="normal" style:font-size-complex="11pt" style:font-style-complex="normal"/>
    </style:style>
    <style:style style:name="T34" style:family="text">
      <style:text-properties fo:color="#2a6099" fo:font-size="11pt" fo:font-style="normal" officeooo:rsid="0022c8d5" style:font-size-asian="11pt" style:font-style-asian="normal" style:font-size-complex="11pt" style:font-style-complex="normal"/>
    </style:style>
    <style:style style:name="T35" style:family="text">
      <style:text-properties fo:color="#2a6099" fo:font-size="11pt" fo:font-style="normal" officeooo:rsid="0023670e" style:font-size-asian="11pt" style:font-style-asian="normal" style:font-size-complex="11pt" style:font-style-complex="normal"/>
    </style:style>
    <style:style style:name="T36" style:family="text">
      <style:text-properties fo:color="#2a6099" fo:font-size="11pt" fo:font-style="normal" officeooo:rsid="00244e70" style:font-size-asian="11pt" style:font-style-asian="normal" style:font-size-complex="11pt" style:font-style-complex="normal"/>
    </style:style>
    <style:style style:name="T37" style:family="text">
      <style:text-properties fo:color="#2a6099" fo:font-size="11pt" fo:font-style="normal" officeooo:rsid="0029e1c0" style:font-size-asian="11pt" style:font-style-asian="normal" style:font-size-complex="11pt" style:font-style-complex="normal"/>
    </style:style>
    <style:style style:name="T38" style:family="text">
      <style:text-properties fo:color="#2a6099" fo:font-size="11pt" fo:font-style="normal" officeooo:rsid="002afde1" style:font-size-asian="11pt" style:font-style-asian="normal" style:font-size-complex="11pt" style:font-style-complex="normal"/>
    </style:style>
    <style:style style:name="T39" style:family="text">
      <style:text-properties fo:color="#2a6099" fo:font-size="11pt" fo:font-style="normal" fo:font-weight="bold" officeooo:rsid="001c806e" style:font-size-asian="11pt" style:font-style-asian="normal" style:font-weight-asian="bold" style:font-size-complex="11pt" style:font-style-complex="normal" style:font-weight-complex="bold"/>
    </style:style>
    <style:style style:name="T40" style:family="text">
      <style:text-properties fo:color="#2a6099" fo:font-size="11pt" fo:font-style="normal" fo:font-weight="bold" officeooo:rsid="002afde1" style:font-size-asian="11pt" style:font-style-asian="normal" style:font-weight-asian="bold" style:font-size-complex="11pt" style:font-style-complex="normal" style:font-weight-complex="bold"/>
    </style:style>
    <style:style style:name="T41" style:family="text">
      <style:text-properties fo:color="#2a6099" fo:font-size="11pt" fo:font-style="normal" fo:font-weight="bold" officeooo:rsid="002b97ba" style:font-size-asian="9.60000038146973pt" style:font-style-asian="normal" style:font-weight-asian="bold" style:font-size-complex="11pt" style:font-style-complex="normal" style:font-weight-complex="bold"/>
    </style:style>
    <style:style style:name="T42" style:family="text">
      <style:text-properties fo:color="#2a6099" fo:font-size="11pt" fo:font-style="normal" officeooo:rsid="0029dbfc" style:font-size-asian="9.60000038146973pt" style:font-style-asian="normal" style:font-size-complex="11pt" style:font-style-complex="normal"/>
    </style:style>
    <style:style style:name="T43" style:family="text">
      <style:text-properties fo:color="#2a6099" fo:font-size="11pt" fo:font-style="normal" officeooo:rsid="0029e1c0" style:font-size-asian="9.60000038146973pt" style:font-style-asian="normal" style:font-size-complex="11pt" style:font-style-complex="normal"/>
    </style:style>
    <style:style style:name="T44" style:family="text">
      <style:text-properties fo:color="#2a6099" fo:font-size="11pt" fo:font-style="normal" officeooo:rsid="002b97ba" style:font-size-asian="9.60000038146973pt" style:font-style-asian="normal" style:font-size-complex="11pt" style:font-style-complex="normal"/>
    </style:style>
    <style:style style:name="T45" style:family="text">
      <style:text-properties fo:color="#2a6099" fo:font-size="11pt" fo:font-style="italic" style:font-size-asian="11pt" style:font-style-asian="italic" style:font-size-complex="11pt"/>
    </style:style>
    <style:style style:name="T46" style:family="text">
      <style:text-properties officeooo:rsid="001ce62a"/>
    </style:style>
    <style:style style:name="T47" style:family="text">
      <style:text-properties fo:font-weight="bold" style:font-weight-asian="bold" style:font-weight-complex="bold"/>
    </style:style>
    <style:style style:name="T48" style:family="text">
      <style:text-properties fo:font-weight="bold" officeooo:rsid="00280bed" style:font-weight-asian="bold" style:font-style-complex="normal" style:font-weight-complex="bold"/>
    </style:style>
    <style:style style:name="T49" style:family="text">
      <style:text-properties officeooo:rsid="00246e17"/>
    </style:style>
    <style:style style:name="T50" style:family="text">
      <style:text-properties officeooo:rsid="00257efa"/>
    </style:style>
    <style:style style:name="T51" style:family="text">
      <style:text-properties officeooo:rsid="00264bcc"/>
    </style:style>
    <style:style style:name="T52" style:family="text">
      <style:text-properties officeooo:rsid="002659a3"/>
    </style:style>
    <style:style style:name="T53" style:family="text">
      <style:text-properties officeooo:rsid="002659a3" style:font-style-complex="normal"/>
    </style:style>
    <style:style style:name="T54" style:family="text">
      <style:text-properties officeooo:rsid="00280bed" style:font-style-complex="normal"/>
    </style:style>
    <style:style style:name="T55" style:family="text">
      <style:text-properties officeooo:rsid="0029dbfc" style:font-style-complex="normal"/>
    </style:style>
    <style:style style:name="T56" style:family="text">
      <style:text-properties officeooo:rsid="0029e1c0"/>
    </style:style>
    <style:style style:name="T57" style:family="text">
      <style:text-properties officeooo:rsid="002afde1"/>
    </style:style>
    <style:style style:name="T58" style:family="text">
      <style:text-properties officeooo:rsid="002b97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
      <text:p text:style-name="P2"/>
      <text:p text:style-name="P2"/>
      <text:p text:style-name="P2"/>
      <text:p text:style-name="P2"/>
      <text:p text:style-name="P2"/>
      <text:p text:style-name="P3"/>
      <text:p text:style-name="P4"><text:s/>Computer Architecture 2023 </text:p>
      <text:p text:style-name="P4">Exercise Session Report</text:p>
      <text:p text:style-name="P6"/>
      <text:p text:style-name="P6">Group:</text:p>
      <text:p text:style-name="P6">Name and student number:</text:p>
      <text:p text:style-name="P6">Date: <text:span text:style-name="T46">May 2</text:span><text:span text:style-name="T56">6</text:span><text:span text:style-name="T46">, 2023</text:span></text:p>
      <text:p text:style-name="P5"/>
      <text:p text:style-name="P7"/>
      <text:p text:style-name="P44">Part 1: Fill in the Design Metr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3" office:value-type="string">
            <text:p text:style-name="P14">Implementation</text:p>
          </table:table-cell>
          <table:table-cell table:style-name="Table1.A1" table:number-rows-spanned="2" office:value-type="string">
            <text:p text:style-name="P14">Simulation</text:p>
          </table:table-cell>
          <table:table-cell table:style-name="Table1.C1" table:number-columns-spanned="7" office:value-type="string">
            <text:p text:style-name="P14">Backend</text:p>
          </table:table-cell>
          <table:covered-table-cell/>
          <table:covered-table-cell/>
          <table:covered-table-cell/>
          <table:covered-table-cell/>
          <table:covered-table-cell/>
          <table:covered-table-cell/>
        </table:table-row>
        <table:table-row table:style-name="Table1.1">
          <table:covered-table-cell/>
          <table:covered-table-cell/>
          <table:table-cell table:style-name="Table1.C2" table:number-columns-spanned="4" office:value-type="string">
            <text:p text:style-name="P8">Synthesis</text:p>
          </table:table-cell>
          <table:covered-table-cell/>
          <table:covered-table-cell/>
          <table:covered-table-cell/>
          <table:table-cell table:style-name="Table1.G2" office:value-type="string">
            <text:p text:style-name="P8">Floorplan</text:p>
          </table:table-cell>
          <table:table-cell table:style-name="Table1.H2" table:number-columns-spanned="2" office:value-type="string">
            <text:p text:style-name="P8">Signoff</text:p>
          </table:table-cell>
          <table:covered-table-cell/>
        </table:table-row>
        <table:table-row table:style-name="Table1.3">
          <table:covered-table-cell/>
          <table:table-cell table:style-name="Table1.C2" office:value-type="string">
            <text:p text:style-name="P15"><text:span text:style-name="T2"># of Cycles for MULT</text:span><text:span text:style-name="T6">*</text:span></text:p>
          </table:table-cell>
          <table:table-cell table:style-name="Table1.C3" office:value-type="string">
            <text:p text:style-name="P8">Design</text:p>
            <text:p text:style-name="P15"><text:span text:style-name="T2">area (μm</text:span><text:span text:style-name="T3">2</text:span><text:span text:style-name="T2">)</text:span></text:p>
          </table:table-cell>
          <table:table-cell table:style-name="Table1.D3" office:value-type="string">
            <text:p text:style-name="P8">Critical path</text:p>
            <text:p text:style-name="P8">(ns)</text:p>
          </table:table-cell>
          <table:table-cell table:style-name="Table1.E3" office:value-type="string">
            <text:p text:style-name="P8">Maximum operating frequency (MHz)</text:p>
          </table:table-cell>
          <table:table-cell table:style-name="Table1.F3" office:value-type="string">
            <text:p text:style-name="P8">Minimal time to execute the MULT (ns)</text:p>
          </table:table-cell>
          <table:table-cell table:style-name="Table1.G3" office:value-type="string">
            <text:p text:style-name="P15"><text:span text:style-name="T2">Die area (μm</text:span><text:span text:style-name="T3">2</text:span><text:span text:style-name="T2">)</text:span></text:p>
          </table:table-cell>
          <table:table-cell table:style-name="Table1.H3" office:value-type="string">
            <text:p text:style-name="P8">Area utilization (%)</text:p>
          </table:table-cell>
          <table:table-cell table:style-name="Table1.I3" office:value-type="string">
            <text:p text:style-name="P8">Maximum operating frequency (MHz)</text:p>
          </table:table-cell>
        </table:table-row>
        <table:table-row table:style-name="Table1.4">
          <table:table-cell table:style-name="Table1.A4" office:value-type="string">
            <text:p text:style-name="P15"><text:span text:style-name="T2">1. Single Cycle</text:span><text:span text:style-name="T6">**</text:span></text:p>
          </table:table-cell>
          <table:table-cell table:style-name="Table1.A4" office:value-type="string">
            <text:p text:style-name="P11">2300</text:p>
          </table:table-cell>
          <table:table-cell table:style-name="Table1.C4" office:value-type="string">
            <text:p text:style-name="P18">508302</text:p>
          </table:table-cell>
          <table:table-cell table:style-name="Table1.D4" office:value-type="string">
            <text:p text:style-name="P9">9.85</text:p>
          </table:table-cell>
          <table:table-cell table:style-name="Table1.E4" office:value-type="string">
            <text:p text:style-name="P10">101.52</text:p>
          </table:table-cell>
          <table:table-cell table:style-name="Table1.F4" office:value-type="string">
            <text:p text:style-name="P11">22655</text:p>
          </table:table-cell>
          <table:table-cell table:style-name="Table1.G4" office:value-type="string">
            <text:p text:style-name="P16">***</text:p>
          </table:table-cell>
          <table:table-cell table:style-name="Table1.H4" office:value-type="string">
            <text:p text:style-name="P8"/>
          </table:table-cell>
          <table:table-cell table:style-name="Table1.I4" office:value-type="string">
            <text:p text:style-name="P8"/>
          </table:table-cell>
        </table:table-row>
        <table:table-row table:style-name="Table1.4">
          <table:table-cell table:style-name="Table1.A5" office:value-type="string">
            <text:p text:style-name="P8">2. Single Cycle with Multiplication </text:p>
          </table:table-cell>
          <table:table-cell table:style-name="Table1.A5" office:value-type="string">
            <text:p text:style-name="P13">40</text:p>
          </table:table-cell>
          <table:table-cell table:style-name="Table1.C5" office:value-type="string">
            <text:p text:style-name="P18"/>
            <text:p text:style-name="P8"/>
          </table:table-cell>
          <table:table-cell table:style-name="Table1.D5" office:value-type="string">
            <text:p text:style-name="P9"/>
          </table:table-cell>
          <table:table-cell table:style-name="Table1.E5" office:value-type="string">
            <text:p text:style-name="P10"/>
          </table:table-cell>
          <table:table-cell table:style-name="Table1.F5" office:value-type="string">
            <text:p text:style-name="P8"/>
          </table:table-cell>
          <table:table-cell table:style-name="Table1.G5" office:value-type="string">
            <text:p text:style-name="P8"/>
          </table:table-cell>
          <table:table-cell table:style-name="Table1.H5" office:value-type="string">
            <text:p text:style-name="P8"/>
          </table:table-cell>
          <table:table-cell table:style-name="Table1.I5" office:value-type="string">
            <text:p text:style-name="P8"/>
          </table:table-cell>
        </table:table-row>
        <table:table-row table:style-name="Table1.4">
          <table:table-cell table:style-name="Table1.A5" office:value-type="string">
            <text:p text:style-name="P8">3a. Basic Pipelined </text:p>
          </table:table-cell>
          <table:table-cell table:style-name="Table1.A5" office:value-type="string">
            <text:p text:style-name="P13">40</text:p>
          </table:table-cell>
          <table:table-cell table:style-name="Table1.C5" office:value-type="string">
            <text:p text:style-name="P18">64021<text:span text:style-name="T10">4</text:span></text:p>
            <text:p text:style-name="P8"/>
          </table:table-cell>
          <table:table-cell table:style-name="Table1.D6" office:value-type="string">
            <text:p text:style-name="P12">0.88</text:p>
          </table:table-cell>
          <table:table-cell table:style-name="Table1.E6" office:value-type="string">
            <text:p text:style-name="P12">1136.36</text:p>
          </table:table-cell>
          <table:table-cell table:style-name="Table1.F6" office:value-type="string">
            <text:p text:style-name="P8"/>
          </table:table-cell>
          <table:table-cell table:style-name="Table1.G6" office:value-type="string">
            <text:p text:style-name="P8"/>
          </table:table-cell>
          <table:table-cell table:style-name="Table1.H6" office:value-type="string">
            <text:p text:style-name="P8"/>
          </table:table-cell>
          <table:table-cell table:style-name="Table1.I6" office:value-type="string">
            <text:p text:style-name="P8"/>
          </table:table-cell>
        </table:table-row>
        <table:table-row table:style-name="Table1.4">
          <table:table-cell table:style-name="Table1.A5" office:value-type="string">
            <text:p text:style-name="P15"><text:span text:style-name="T2">3b. Basic Pipelined (50MHz, </text:span><text:span text:style-name="T6">preset 1</text:span><text:span text:style-name="T2">)</text:span></text:p>
          </table:table-cell>
          <table:table-cell table:style-name="Table1.A5" office:value-type="string">
            <text:p text:style-name="P8"/>
          </table:table-cell>
          <table:table-cell table:style-name="Table1.C5" office:value-type="string">
            <text:p text:style-name="P8"/>
          </table:table-cell>
          <table:table-cell table:style-name="Table1.D7" office:value-type="string">
            <text:p text:style-name="P8"/>
          </table:table-cell>
          <table:table-cell table:style-name="Table1.E7" office:value-type="string">
            <text:p text:style-name="P8"/>
          </table:table-cell>
          <table:table-cell table:style-name="Table1.F7" office:value-type="string">
            <text:p text:style-name="P8"/>
          </table:table-cell>
          <table:table-cell table:style-name="Table1.G7" office:value-type="string">
            <text:p text:style-name="P8"/>
          </table:table-cell>
          <table:table-cell table:style-name="Table1.H7" office:value-type="string">
            <text:p text:style-name="P8"/>
          </table:table-cell>
          <table:table-cell table:style-name="Table1.I7" office:value-type="string">
            <text:p text:style-name="P8"/>
          </table:table-cell>
        </table:table-row>
        <table:table-row table:style-name="Table1.4">
          <table:table-cell table:style-name="Table1.A5" office:value-type="string">
            <text:p text:style-name="P15"><text:span text:style-name="T2">3c. Basic Pipelined (50MHz, </text:span><text:span text:style-name="T6">preset 2</text:span><text:span text:style-name="T2">)</text:span></text:p>
          </table:table-cell>
          <table:table-cell table:style-name="Table1.A5" office:value-type="string">
            <text:p text:style-name="P8"/>
          </table:table-cell>
          <table:table-cell table:style-name="Table1.C5" office:value-type="string">
            <text:p text:style-name="P8"/>
          </table:table-cell>
          <table:table-cell table:style-name="Table1.D8" office:value-type="string">
            <text:p text:style-name="P8"/>
          </table:table-cell>
          <table:table-cell table:style-name="Table1.E8" office:value-type="string">
            <text:p text:style-name="P8"/>
          </table:table-cell>
          <table:table-cell table:style-name="Table1.F8" office:value-type="string">
            <text:p text:style-name="P8"/>
          </table:table-cell>
          <table:table-cell table:style-name="Table1.G8" office:value-type="string">
            <text:p text:style-name="P8"/>
          </table:table-cell>
          <table:table-cell table:style-name="Table1.H8" office:value-type="string">
            <text:p text:style-name="P8"/>
          </table:table-cell>
          <table:table-cell table:style-name="Table1.I8" office:value-type="string">
            <text:p text:style-name="P8"/>
          </table:table-cell>
        </table:table-row>
        <table:table-row table:style-name="Table1.4">
          <table:table-cell table:style-name="Table1.A5" office:value-type="string">
            <text:p text:style-name="P8">4. Pipelined with hazard logic </text:p>
          </table:table-cell>
          <table:table-cell table:style-name="Table1.A5" office:value-type="string">
            <text:p text:style-name="P8"/>
          </table:table-cell>
          <table:table-cell table:style-name="Table1.C5" office:value-type="string">
            <text:p text:style-name="P8"/>
          </table:table-cell>
          <table:table-cell table:style-name="Table1.D9" office:value-type="string">
            <text:p text:style-name="P8"/>
          </table:table-cell>
          <table:table-cell table:style-name="Table1.E9" office:value-type="string">
            <text:p text:style-name="P8"/>
          </table:table-cell>
          <table:table-cell table:style-name="Table1.F9" office:value-type="string">
            <text:p text:style-name="P8"/>
          </table:table-cell>
          <table:table-cell table:style-name="Table1.G5" office:value-type="string">
            <text:p text:style-name="P8"/>
          </table:table-cell>
          <table:table-cell table:style-name="Table1.H5" office:value-type="string">
            <text:p text:style-name="P8"/>
          </table:table-cell>
          <table:table-cell table:style-name="Table1.I5" office:value-type="string">
            <text:p text:style-name="P8"/>
          </table:table-cell>
        </table:table-row>
        <table:table-row table:style-name="Table1.4">
          <table:table-cell table:style-name="Table1.A10" office:value-type="string">
            <text:p text:style-name="P17">5. Advanced acceleration </text:p>
          </table:table-cell>
          <table:table-cell table:style-name="Table1.A10" office:value-type="string">
            <text:p text:style-name="P8"/>
          </table:table-cell>
          <table:table-cell table:style-name="Table1.C10" office:value-type="string">
            <text:p text:style-name="P8"/>
          </table:table-cell>
          <table:table-cell table:style-name="Table1.D10" office:value-type="string">
            <text:p text:style-name="P8"/>
          </table:table-cell>
          <table:table-cell table:style-name="Table1.E10" office:value-type="string">
            <text:p text:style-name="P8"/>
          </table:table-cell>
          <table:table-cell table:style-name="Table1.F10" office:value-type="string">
            <text:p text:style-name="P8"/>
          </table:table-cell>
          <table:table-cell table:style-name="Table1.G10" office:value-type="string">
            <text:p text:style-name="P8"/>
          </table:table-cell>
          <table:table-cell table:style-name="Table1.H10" office:value-type="string">
            <text:p text:style-name="P8"/>
          </table:table-cell>
          <table:table-cell table:style-name="Table1.I10" office:value-type="string">
            <text:p text:style-name="P8"/>
          </table:table-cell>
        </table:table-row>
      </table:table>
      <text:p text:style-name="P19"><text:span text:style-name="T6">*</text:span><text:span text:style-name="T2"> The program </text:span></text:p>
      <text:list xml:id="list632561480" text:style-name="WWNum3">
        <text:list-item>
          <text:p text:style-name="P45">MULT1 is for “1. Single cycle”;</text:p>
        </text:list-item>
        <text:list-item>
          <text:p text:style-name="P45">MULT2 is for “2. Single Cycle with Multiplication” and “3a/3b. Basic Pipelined”;</text:p>
        </text:list-item>
        <text:list-item>
          <text:p text:style-name="P45">MULT3 is for “4. Pipelined with hazard logic”;</text:p>
        </text:list-item>
        <text:list-item>
          <text:p text:style-name="P46"><text:span text:style-name="T2">MULT4 (or your modified version of it) is used for “5. </text:span><text:span text:style-name="T7">Advanced acceleration</text:span><text:span text:style-name="T2">”.</text:span></text:p>
        </text:list-item>
      </text:list>
      <text:p text:style-name="P20"><text:span text:style-name="T6">** </text:span><text:span text:style-name="T7">Implementations 1, 2, 3a, 4 and 5 have a clock frequency of 10MHz and is synthesized under the default strategy “AREA 0”.</text:span></text:p>
      <text:p text:style-name="P20"><text:span text:style-name="T6">***</text:span><text:span text:style-name="T7"> The grey regions are </text:span><text:span text:style-name="T9">not required</text:span><text:span text:style-name="T7"> to fill in.</text:span></text:p>
      <text:p text:style-name="P20"><text:span text:style-name="T6">Presets 1 &amp; 2</text:span><text:span text:style-name="T7"> must be replaced by your synthesis strategy after performing the Synthesis Exploration step (e.g., DELAY 0-4/AREA 0-3).</text:span></text:p>
      <text:p text:style-name="P47">Part 2: Answer the Questions based on Your Designs</text:p>
      <text:p text:style-name="P25">Questions:</text:p>
      <text:list xml:id="list3510423451" text:style-name="WWNum4">
        <text:list-item>
          <text:p text:style-name="P65">What is the critical path for the single-cycle processor (simple program)? Which operation does this critical path stand for?</text:p>
        </text:list-item>
      </text:list>
      <text:p text:style-name="P22"/>
      <text:p text:style-name="P21"><text:span text:style-name="T5"><text:tab/></text:span><text:span text:style-name="T28">The critical path for the single-cycle processor is 9.85 [ns]. </text:span><text:span text:style-name="T29">This path starts from a set of instructions <text:tab/>coming from the instruction memory, to the register file. Afterwards, it goes through the MUX <text:tab/>operand in front of the ALU and get finally passed to the ALU. </text:span></text:p>
      <text:p text:style-name="P48"/>
      <text:list xml:id="list193924329907847" text:continue-numbering="true" text:style-name="WWNum4">
        <text:list-item>
          <text:p text:style-name="P67">For the single-cycle processor, what are the top-5 components in the area cost? After adding multiplication support, what are the top-5 components in the area cost then? What has the changed? What is your explanation for this?</text:p>
        </text:list-item>
      </text:list>
      <text:p text:style-name="P40"/>
      <text:p text:style-name="P41"><text:span text:style-name="T7"><text:tab/></text:span><text:span text:style-name="T14">For the single-cycle processor, </text:span><text:span text:style-name="T12">without multiplication support,</text:span><text:span text:style-name="T14"> here are the 5 components that </text:span><text:span text:style-name="T7"><text:tab/></text:span></text:p>
      <text:p text:style-name="P42"><text:tab/><text:span text:style-name="T13">1: Data memory [227,869.31 um^2, 44.83%]</text:span></text:p>
      <text:p text:style-name="P33"><text:tab/>2: Instruction memory [138,703.36 um^2, 27.28%]</text:p>
      <text:p text:style-name="P33"><text:tab/>3. Register file [119121.74 um^2, 23.43%]</text:p>
      <text:p text:style-name="P34"><text:tab/>4. ALU [18362.61 um^2, 3.61%]</text:p>
      <text:p text:style-name="P68"><text:tab/>5. Branch unit [5463.99 um^2, 1.07%]</text:p>
      <text:p text:style-name="P42"/>
      <text:p text:style-name="P41"><text:span text:style-name="T7"><text:tab/></text:span><text:span text:style-name="T8">And after the multiplication support</text:span></text:p>
      <text:p text:style-name="P52"/>
      <text:p text:style-name="P35"><text:tab/></text:p>
      <text:p text:style-name="P32"><text:span text:style-name="T25"><text:tab/></text:span><text:span text:style-name="T26">These results are explained by the fact that updates to the control_unit.vm alu_control.v and <text:tab/>alu.v had to be made. These modification includes:</text:span></text:p>
      <text:p text:style-name="P53"/>
      <text:p text:style-name="P35"><text:tab/></text:p>
      <text:p text:style-name="P37"><text:tab/></text:p>
      <text:list xml:id="list193923183964673" text:continue-numbering="true" text:style-name="WWNum4">
        <text:list-item>
          <text:p text:style-name="P65">What is the critical path after you support the MULT operation in the single-cycle processor? Is there anything changed? What is your explanation for this?</text:p>
        </text:list-item>
      </text:list>
      <text:p text:style-name="P21"><text:span text:style-name="T2"><text:tab/></text:span><text:span text:style-name="T4">___________________________________________________________________________________________________</text:span></text:p>
      <text:p text:style-name="P22"><text:tab/>___________________________________________________________________________________________________</text:p>
      <text:p text:style-name="P22"><text:tab/>___________________________________________________________________________________________________</text:p>
      <text:p text:style-name="P24"><text:tab/></text:p>
      <text:list xml:id="list193923249674166" text:continue-numbering="true" text:style-name="WWNum4">
        <text:list-item>
          <text:p text:style-name="P65">Regarding to your findings in Q2 &amp; Q3, do you think adding MULT operator support a good choice for every microprocessor? Please elaborate your answer.</text:p>
        </text:list-item>
      </text:list>
      <text:p text:style-name="P39"><text:soft-page-break/>__________________________________________________________________________________________________</text:p>
      <text:p text:style-name="P22"><text:tab/>___________________________________________________________________________________________________</text:p>
      <text:p text:style-name="P22"><text:tab/>___________________________________________________________________________________________________</text:p>
      <text:p text:style-name="P24"><text:tab/></text:p>
      <text:list xml:id="list193924820621890" text:continue-numbering="true" text:style-name="WWNum4">
        <text:list-item>
          <text:p text:style-name="P66">What is the critical path in the pipelined design? How does the critical path length change comparing to the single-cycle designs? How about the area? Try to analyze the benefits of processor pipelining according to your findings.</text:p>
        </text:list-item>
      </text:list>
      <text:p text:style-name="P28"><text:s/><text:tab/></text:p>
      <text:p text:style-name="P30"><text:span text:style-name="T27"><text:tab/></text:span><text:span text:style-name="T21">The critical path in our pipeline design is shorter than in </text:span><text:span text:style-name="T22">our </text:span><text:span text:style-name="T21">single-cycle design. </text:span><text:span text:style-name="T23">While the single-<text:tab/>cycle design accommodate all instructions. </text:span><text:span text:style-name="T22">[continue and be more specific about the design]</text:span></text:p>
      <text:p text:style-name="P54"/>
      <text:p text:style-name="P31"><text:span text:style-name="T21"><text:tab/></text:span><text:span text:style-name="T22">However, in terms of area, pipelining requires more hardware resources because each pipeline <text:tab/>stage requires pipeline registers. [continue and be more specific about the design]</text:span></text:p>
      <text:p text:style-name="P54"/>
      <text:p text:style-name="P29"><text:span text:style-name="T22"><text:tab/></text:span><text:span text:style-name="T24">A first benefit of pipelining our processor is that it increases the instruction throughput as it allows <text:tab/>multiple instructions to be processed simultaneously in different stages. This comes with a higher <text:tab/>instruction execution rate compared to the single-cycle design.</text:span></text:p>
      <text:p text:style-name="P55"/>
      <text:p text:style-name="P29"><text:span text:style-name="T24"><text:tab/>A disadvantage of pipeling is that data hazards, control hazards can occur due to </text:span><text:span text:style-name="T23">the complexity of <text:tab/>some instructions. Indeed, some instructions that depend on each other can be at different stages <text:tab/>in the pipeline (data hazards), and some may be branch instructions and cause control hazards.</text:span></text:p>
      <text:p text:style-name="P55"/>
      <text:p text:style-name="P49"/>
      <text:p text:style-name="P49"/>
      <text:list xml:id="list193924578306656" text:continue-numbering="true" text:style-name="WWNum4">
        <text:list-item>
          <text:p text:style-name="P66">What techniques did you apply to accelerate MULT4? Explain under what conditions/type of workload you techniques will have the maximum/minimum performance gain.</text:p>
        </text:list-item>
      </text:list>
      <text:p text:style-name="P22"><text:tab/>___________________________________________________________________________________________________</text:p>
      <text:p text:style-name="P22"><text:s text:c="17"/>___________________________________________________________________________________________________</text:p>
      <text:p text:style-name="P22"><text:tab/>___________________________________________________________________________________________________</text:p>
      <text:p text:style-name="P22"><text:tab/>___________________________________________________________________________________________________</text:p>
      <text:p text:style-name="P22"><text:tab/>___________________________________________________________________________________________________</text:p>
      <text:p text:style-name="P38"/>
      <text:list xml:id="list193923381957618" text:continue-numbering="true" text:style-name="WWNum4">
        <text:list-item>
          <text:p text:style-name="P65">(Openlane Flow) Please explain the following terms of the backend flow: PDK, LEF, CTS, STA, GDSII. Which PDK are we using?</text:p>
        </text:list-item>
      </text:list>
      <text:p text:style-name="P21"><text:span text:style-name="T45"><text:tab/></text:span><text:span text:style-name="T39">PDK</text:span><text:span text:style-name="T30"> </text:span><text:span text:style-name="T31">stands for Process Design Kit. It contains all the information to design the integrated circuit. <text:s/>It <text:tab/>carries the technical specifications, <text:s/>containing information on the manufacturing process such as </text:span><text:soft-page-break/><text:span text:style-name="T31"><text:tab/>the types and dimensions of the transistors that can be made, the electrical characteristics of the <text:tab/>devices, … </text:span><text:span text:style-name="T32">The PDK also gives specifications on the design rules to follow when laying out the <text:tab/>d</text:span><text:span text:style-name="T33">e</text:span><text:span text:style-name="T32">vices <text:tab/>on the silicon die. </text:span><text:span text:style-name="T34">Moreover, the PDK provides a set of standard cells that can be used as <text:tab/>building blocks for the design. These standard cells come with their own LEF files, which are used <text:tab/>during the placement stage in the OpenLane flow.</text:span></text:p>
      <text:p text:style-name="P21"><text:span text:style-name="T31"/></text:p>
      <text:p text:style-name="P36"><text:tab/><text:span text:style-name="T20">LEF </text:span><text:span text:style-name="T15">(Library Exchange Format) is a file carrying information on </text:span><text:span text:style-name="T17">the physical layout and </text:span><text:span text:style-name="T15">the </text:span><text:span text:style-name="T17">interface <text:tab/>of </text:span><text:span text:style-name="T15">cells </text:span><text:span text:style-name="T16">(basic building blocks such as logic gate, memory, …) </text:span><text:span text:style-name="T15">used in a design. <text:s/></text:span><text:span text:style-name="T16">It only contains <text:tab/>the high-level basic information required for representing the physical layout of an </text:span><text:span text:style-name="T18">i</text:span><text:span text:style-name="T16">ntegrated <text:tab/>circuit in an ASCII format. </text:span><text:span text:style-name="T19">For example: the cell’s name, size, shape, the location of its ports, ..</text:span><text:span text:style-name="T16">. It <text:tab/>does not contain detailed geometric information about layouts. These details are only useful after <text:tab/>the generation of the final layout GDSII file.</text:span></text:p>
      <text:p text:style-name="P62"><text:span text:style-name="T16"><text:tab/>I</text:span><text:span text:style-name="T11">n the OpenLane flow, LEF files are used to understand how much area each cell requires and how <text:tab/>cells can connect to each other.</text:span></text:p>
      <text:p text:style-name="P36"><text:span text:style-name="T16"/></text:p>
      <text:p text:style-name="P21"><text:span text:style-name="T30"><text:tab/></text:span><text:span text:style-name="T39">CTS </text:span><text:span text:style-name="T35">(Clock Tree Synthesis) plays a crucial role in the synchronization of all the operations on the <text:tab/>different components. In complex chips, where there could be billions of elements, distributing the <text:tab/>clock signal evenly </text:span><text:span text:style-name="T36">such that it arrives at all flip-flops and latches </text:span><text:span text:style-name="T35">with minimal delay is a challenge. <text:tab/>To solve that, we use CTS, which will make sure that the clock signal arrives at all components at <text:tab/>close to the same time. Otherwise, we could see </text:span><text:span text:style-name="T36">more</text:span><text:span text:style-name="T35"> issues like </text:span><text:span text:style-name="T36">setup and hold time violations</text:span><text:span text:style-name="T35">. </text:span></text:p>
      <text:p text:style-name="P21"><text:span text:style-name="T35"><text:tab/></text:span><text:span text:style-name="T36">In the OpenLane flow,the CTS comes after the placement of the standard cells within the defined <text:tab/>blocks, it comes to enable synchronous operating. Then the routing can start, connecting the cells <text:tab/>following the clock tree.</text:span></text:p>
      <text:p text:style-name="P56"/>
      <text:p text:style-name="P56"><text:tab/><text:span text:style-name="T47">STA</text:span> <text:span text:style-name="T49">(Static Timing Analysis) is </text:span><text:span text:style-name="T50">a technique to verify the timing performance of a digital circuit <text:tab/>without having to simulate with multiple input signals </text:span><text:span text:style-name="T51">and different moments. Instead of trying all <text:tab/>the possible path for data, STA checks all possiblie paths, considering the delays </text:span><text:span text:style-name="T52">(all wires delays, <text:s/><text:tab/>cells delays,...)</text:span><text:span text:style-name="T51">, to make sure the circuit will be functional at a determined clock speed. If the <text:tab/>analysis finds any path where data might not arrive in time, the design will need to be <text:tab/>adjusted.</text:span></text:p>
      <text:p text:style-name="P56"><text:tab/><text:span text:style-name="T51">STA is performed after the synthesis step in the OpenLane flow. A tool called OpenSTA will do the <text:tab/>timing analysis on the netlist and check for all timing requirements (setup, hold times, clock skew, <text:tab/>clock gating). </text:span></text:p>
      <text:p text:style-name="P56"/>
      <text:p text:style-name="P56"><text:tab/><text:span text:style-name="T47">GDSII</text:span> <text:span text:style-name="T52">is a database file in a binary format representing all the geometrics, text labels and other </text:span><text:soft-page-break/><text:span text:style-name="T52"><text:tab/>information on the layout of the integrated circuit. This file contains a header about information on <text:tab/>the file itself, followed by data describing the layers and shapes to make up the design. </text:span></text:p>
      <text:p text:style-name="P59"><text:span text:style-name="T53"><text:tab/>The GDSII file is the final layout output of the OpenLane flow. In sum, it is essentially a blueprint for <text:tab/>manufacturing the chip. In the OpenLane flow, once the design as gone through the synthesis, <text:tab/>floorplanning, placement, clock tree synthesis, optimization and routing, the final layout is <text:tab/>translated into that GDSII file.</text:span></text:p>
      <text:p text:style-name="P59"><text:span text:style-name="T53"/></text:p>
      <text:p text:style-name="P59"><text:span text:style-name="T53"><text:tab/>In this project, we use the </text:span><text:span text:style-name="T48">SKY130</text:span><text:span text:style-name="T54"> open-source PDK from Google and SkyWater. It is the interface <text:tab/>between the foundry offered by SkyWater and the design tools like OpenLane. In en</text:span><text:span text:style-name="T55">ables the <text:tab/>design, simulation, verification and fabrication of the design using SkyWater’s 130nm process <text:tab/>technology.</text:span></text:p>
      <text:p text:style-name="P28"/>
      <text:list xml:id="list193924216275037" text:continue-numbering="true" text:style-name="WWNum4">
        <text:list-item>
          <text:p text:style-name="P65">(Openlane Flow) We used lots of open-source tools for the backend. What is the difference and relationship between OpenRoad, OpenRAM and OpenLane? How are they used in our backend flow?</text:p>
        </text:list-item>
      </text:list>
      <text:p text:style-name="P57"><text:tab/></text:p>
      <text:p text:style-name="P58"><text:tab/><text:span text:style-name="T47">OpenRoad</text:span> <text:span text:style-name="T57">is an open-source digital layout generation tool </text:span><text:span text:style-name="T58">and is an essential part of the OpenLane <text:tab/>flow</text:span><text:span text:style-name="T57">. It creates a full RTL-to-GDSII flow. <text:tab/>Which means going from a HDL to the manufacturable <text:tab/>layout. </text:span><text:span text:style-name="T58">Goal: To provide a complete SoC design flow from high-level design to tape-out. It <text:tab/>deals with all stages of the physical flow from placement to routing. </text:span></text:p>
      <text:p text:style-name="P58"/>
      <text:p text:style-name="P64"><text:span text:style-name="T37"><text:tab/></text:span><text:span text:style-name="T40">OpenRAM</text:span><text:span text:style-name="T38"> is also open-source, a python framework to create </text:span><text:span text:style-name="T43">the </text:span><text:span text:style-name="T44">l</text:span><text:span text:style-name="T43">ayouts, netlists, timing and <text:tab/>power models and placement and routing models. </text:span><text:span text:style-name="T44">OpenRAM is a memory compiler for VLSI. Goal: <text:tab/>To enable easy generation of SRAM blocks into a larger SoC design flow. It works at the memory <text:tab/>design stage where it provides the required memory blocks for the design.</text:span></text:p>
      <text:p text:style-name="P64"><text:span text:style-name="T44"/></text:p>
      <text:p text:style-name="P64"><text:span text:style-name="T44"><text:tab/></text:span><text:span text:style-name="T41">OpenLane</text:span><text:span text:style-name="T44"> is an automated digital ASIC design flow that includes logic synthesis, floorplanning, <text:tab/>placement, clock tree, routing and layout finishing. OpenLane commands the whole process and <text:tab/>uses multiple tools such as OpenRoad for different stages of the flow. </text:span></text:p>
      <text:p text:style-name="P57"/>
      <text:p text:style-name="P22"><text:tab/><text:span text:style-name="T42">With the RTL design, we <text:s/>first synthesize it </text:span><text:span text:style-name="T43">as a part of the OpenLane flow, then OpenLane <text:s/>take this <text:tab/>synthesized design through floorplanning, clock tree synthesis and routing using tools including <text:tab/>OpenRoad. As our design requires SRAMs, we use OpenRAM to generate the necessary layouts, <text:tab/>netlists, timing and power models and placement and routing models. We then include these <text:tab/>SRAMs in our design. Finally, we use the OpenLane to generate the final GDSII layout.</text:span></text:p>
      <text:p text:style-name="P22"><text:soft-page-break/></text:p>
      <text:p text:style-name="P22"/>
      <text:list xml:id="list193923896152820" text:continue-numbering="true" text:style-name="WWNum4">
        <text:list-item>
          <text:p text:style-name="P69"><text:span text:style-name="T4">(</text:span><text:span text:style-name="T2">Openlane Flow) The major steps in the backend flow this exercise session focuses on are Synthesis, Floorplan, Placing and Routing. Have a look at the “runs/results/” folder. What are the output files of each step? What are the similarity and differences?<text:line-break/></text:span><text:span text:style-name="T4">___________________________________________________________________________________________________</text:span></text:p>
        </text:list-item>
      </text:list>
      <text:p text:style-name="P22"><text:tab/>___________________________________________________________________________________________________</text:p>
      <text:p text:style-name="P22"><text:tab/>___________________________________________________________________________________________________</text:p>
      <text:p text:style-name="P22"/>
      <text:list xml:id="list193924410005672" text:continue-numbering="true" text:style-name="WWNum4">
        <text:list-item>
          <text:p text:style-name="P65">(Openlane Flow) Try to compare between the three full-flow scenarios. What is the impact of the target clock frequency? What is the impact of the synthesis strategy? Please discuss the tradeoff in terms of speed and area, i.e. under what scenario will you choose which design.</text:p>
        </text:list-item>
      </text:list>
      <text:p text:style-name="P22"><text:tab/></text:p>
      <text:p text:style-name="P60">The target clock frequency is proportional to the speed of the architecture, but it will consume more power <text:s/>due to an increase in switching. It could also lead to larger area to meet the timing requirements because we would need more buffers.</text:p>
      <text:p text:style-name="P60"/>
      <text:p text:style-name="P60">The synthesis strategy will impact the area, speed and power of the design. An area synthesis strategy will minimize the silicon area at the expense of speed. The speed synthesis strategy will ensure the design meets the timing requirements even if it results in larger area or more power consumption.</text:p>
      <text:p text:style-name="P60"/>
      <text:p text:style-name="P60">In our design, we assume that speed is more important as we would like our design to avoid hold and setup violations, we therefore choose to increase the die area to [set area].</text:p>
      <text:p text:style-name="P22"/>
      <text:p text:style-name="P38"/>
      <text:p text:style-name="P38"/>
      <text:p text:style-name="P38"/>
      <text:p text:style-name="P38"/>
      <text:p text:style-name="P38"/>
      <text:p text:style-name="P38"/>
      <text:p text:style-name="P23"/>
      <text:p text:style-name="P23"/>
      <text:p text:style-name="P27">Part 3: Post your design photos</text:p>
      <text:p text:style-name="P24"/>
      <text:p text:style-name="P21"><text:span text:style-name="T2">Following the step “</text:span><text:span text:style-name="T1">Analysis and Discussion #5</text:span><text:span text:style-name="T2">” in Jupyter Notebook, take a screenshot of the final die photo.</text:span></text:p>
      <text:p text:style-name="P25"/>
      <text:p text:style-name="P26">Photo 1: Signoff - Basic Pipelined (10MHz) </text:p>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Photo 2: Signoff - Basic Pipelined (50MHz)</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693in" fo:margin-bottom="0.139in" loext:contextual-spacing="false" fo:line-height="115%" fo:text-align="start" style:justify-single-word="false" fo:orphans="2" fo:widows="2" style:writing-mode="lr-tb"/>
    </style:style>
    <style:style style:name="Heading" style:family="paragraph" style:parent-style-name="Normal0"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0"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Normal0"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Normal0" style:family="paragraph" style:default-outline-level="">
      <style:paragraph-properties fo:margin-top="0.0693in" fo:margin-bottom="0.139in" loext:contextual-spacing="false" fo:line-height="115%" fo:text-align="start" style:justify-single-word="false" fo:orphans="2" fo:widows="2" style:writing-mode="lr-tb"/>
      <style:text-properties fo:color="#000000"/>
    </style:style>
    <style:style style:name="caption" style:family="paragraph" style:parent-style-name="Normal0"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style style:name="Header" style:family="paragraph" style:parent-style-name="Normal0" style:default-outline-level="" style:class="extra"/>
    <style:style style:name="Subtitle" style:family="paragraph" style:parent-style-name="Normal0" style:next-style-name="Normal0"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paragraph-properties fo:line-height="100%" style:snap-to-layout-grid="false">
        <style:tab-stops>
          <style:tab-stop style:position="3.1339in" style:type="center"/>
          <style:tab-stop style:position="6.2681in"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0693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font-size-asian="12pt" style:font-name-complex="Noto Sans Symbols" style:font-family-complex="'Noto Sans Symbols'" style:font-family-generic-complex="system" style:font-pitch-complex="variable"/>
    </style:style>
    <style:style style:name="ListLabel_20_20" style:display-name="ListLabel 20" style:family="text">
      <style:text-properties style:font-name-complex="Noto Sans Symbols" style:font-family-complex="'Noto Sans Symbols'"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Noto Sans Symbols" style:font-family-complex="'Noto Sans Symbols'"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Noto Sans Symbols" style:font-family-complex="'Noto Sans Symbols'"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font-size="9pt" style:font-size-asian="9pt" style:font-size-complex="9pt"/>
    </style:style>
    <style:style style:name="ListLabel_20_37" style:display-name="ListLabel 37"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font-size-complex="12pt"/>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00000a" fo:font-size="10pt" style:font-size-asian="10pt" style:font-size-complex="10pt"/>
    </style:style>
    <style:style style:name="ListLabel_20_59" style:display-name="ListLabel 59" style:family="text">
      <style:text-properties fo:color="#00000a"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Noto Sans Symbols'" style:font-style-name="Regular" style:font-pitch="variable"/>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Noto Sans Symbols'" style:font-style-name="Regular" style:font-pitch="variable"/>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page-layout style:name="Mpm1">
      <style:page-layout-properties fo:page-width="8.5in" fo:page-height="11in" style:num-format="1" style:print-orientation="portrait" fo:margin-top="0.5in" fo:margin-bottom="0.5in" fo:margin-left="0.8in" fo:margin-right="0.7902in" style:writing-mode="lr-tb" style:layout-grid-color="#c0c0c0" style:layout-grid-lines="252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2">
      <style:page-layout-properties fo:page-width="11in" fo:page-height="8.5in" style:num-format="1" style:print-orientation="landscape" fo:margin-top="0.5in" fo:margin-bottom="0.5909in" fo:margin-left="0.5in" fo:margin-right="0.5398in" style:writing-mode="lr-tb" style:layout-grid-color="#c0c0c0" style:layout-grid-lines="180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92in" fo:margin-left="0in" fo:margin-right="0in" fo:margin-bottom="0.2598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MP1"/>
      </style:header>
    </style:master-page>
    <style:master-page style:name="Converted2"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esamat</meta:initial-creator>
    <meta:editing-cycles>8</meta:editing-cycles>
    <meta:creation-date>2023-04-02T14:34:00</meta:creation-date>
    <dc:date>2023-05-25T18:58:42.101297542</dc:date>
    <meta:editing-duration>PT1H14M58S</meta:editing-duration>
    <meta:generator>LibreOffice/6.4.7.2$Linux_X86_64 LibreOffice_project/40$Build-2</meta:generator>
    <meta:document-statistic meta:table-count="1" meta:image-count="0" meta:object-count="0" meta:page-count="10" meta:paragraph-count="115" meta:word-count="1790" meta:character-count="12352" meta:non-whitespace-character-count="10541"/>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0eba32c-0974-4663-a3a1-3cd8c30938e9_ActionId" meta:value-type="string">7aece61d-36c1-42c4-8e91-6437ed4ee297</meta:user-defined>
    <meta:user-defined meta:name="MSIP_Label_f0eba32c-0974-4663-a3a1-3cd8c30938e9_ContentBits" meta:value-type="string">0</meta:user-defined>
    <meta:user-defined meta:name="MSIP_Label_f0eba32c-0974-4663-a3a1-3cd8c30938e9_Enabled" meta:value-type="string">true</meta:user-defined>
    <meta:user-defined meta:name="MSIP_Label_f0eba32c-0974-4663-a3a1-3cd8c30938e9_Method" meta:value-type="string">Privileged</meta:user-defined>
    <meta:user-defined meta:name="MSIP_Label_f0eba32c-0974-4663-a3a1-3cd8c30938e9_Name" meta:value-type="string">Public - General - Unmarked</meta:user-defined>
    <meta:user-defined meta:name="MSIP_Label_f0eba32c-0974-4663-a3a1-3cd8c30938e9_SetDate" meta:value-type="string">2021-03-08T17:16:29Z</meta:user-defined>
    <meta:user-defined meta:name="MSIP_Label_f0eba32c-0974-4663-a3a1-3cd8c30938e9_SiteId" meta:value-type="string">a72d5a72-25ee-40f0-9bd1-067cb5b770d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